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569in" style:rel-width="92%" table:align="center"/>
    </style:style>
    <style:style style:name="Table1.A" style:family="table-column">
      <style:table-column-properties style:column-width="1.0875in" style:rel-column-width="1566*"/>
    </style:style>
    <style:style style:name="Table1.B" style:family="table-column">
      <style:table-column-properties style:column-width="2.6674in" style:rel-column-width="3841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0.5653in" style:rel-column-width="814*"/>
    </style:style>
    <style:style style:name="Table1.E" style:family="table-column">
      <style:table-column-properties style:column-width="1.0306in" style:rel-column-width="1484*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1.E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E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" style:family="table">
      <style:table-properties style:width="6.4917in" style:rel-width="97%" table:align="left"/>
    </style:style>
    <style:style style:name="Table2.A" style:family="table-column">
      <style:table-column-properties style:column-width="1.3806in" style:rel-column-width="13517*"/>
    </style:style>
    <style:style style:name="Table2.B" style:family="table-column">
      <style:table-column-properties style:column-width="1.8535in" style:rel-column-width="18148*"/>
    </style:style>
    <style:style style:name="Table2.C" style:family="table-column">
      <style:table-column-properties style:column-width="0.8056in" style:rel-column-width="7887*"/>
    </style:style>
    <style:style style:name="Table2.D" style:family="table-column">
      <style:table-column-properties style:column-width="0.8236in" style:rel-column-width="8064*"/>
    </style:style>
    <style:style style:name="Table2.F" style:family="table-column">
      <style:table-column-properties style:column-width="0.0785in" style:rel-column-width="768*"/>
    </style:style>
    <style:style style:name="Table2.G" style:family="table-column">
      <style:table-column-properties style:column-width="0.7264in" style:rel-column-width="7115*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2.F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2.G5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3" style:family="table">
      <style:table-properties style:width="6.6264in" style:rel-width="99%" table:align="center"/>
    </style:style>
    <style:style style:name="Table3.A" style:family="table-column">
      <style:table-column-properties style:column-width="0.4951in" style:rel-column-width="713*"/>
    </style:style>
    <style:style style:name="Table3.B" style:family="table-column">
      <style:table-column-properties style:column-width="1.2167in" style:rel-column-width="1752*"/>
    </style:style>
    <style:style style:name="Table3.C" style:family="table-column">
      <style:table-column-properties style:column-width="0.5771in" style:rel-column-width="831*"/>
    </style:style>
    <style:style style:name="Table3.D" style:family="table-column">
      <style:table-column-properties style:column-width="0.7764in" style:rel-column-width="1118*"/>
    </style:style>
    <style:style style:name="Table3.E" style:family="table-column">
      <style:table-column-properties style:column-width="0.7083in" style:rel-column-width="1020*"/>
    </style:style>
    <style:style style:name="Table3.F" style:family="table-column">
      <style:table-column-properties style:column-width="2.8528in" style:rel-column-width="4108*"/>
    </style:style>
    <style:style style:name="Table3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3.F1" style:family="table-cell">
      <style:table-cell-properties style:vertical-align="middle" style:border-line-width="0.0007in 0.0014in 0.0007in" fo:padding="0.0194in" fo:border="0.2pt double #808080"/>
    </style:style>
    <style:style style:name="Table3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3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" style:family="table">
      <style:table-properties style:width="6.3583in" style:rel-width="95%" table:align="center"/>
    </style:style>
    <style:style style:name="Table4.A" style:family="table-column">
      <style:table-column-properties style:column-width="0.4924in" style:rel-column-width="709*"/>
    </style:style>
    <style:style style:name="Table4.B" style:family="table-column">
      <style:table-column-properties style:column-width="1.0542in" style:rel-column-width="1518*"/>
    </style:style>
    <style:style style:name="Table4.C" style:family="table-column">
      <style:table-column-properties style:column-width="0.6333in" style:rel-column-width="912*"/>
    </style:style>
    <style:style style:name="Table4.D" style:family="table-column">
      <style:table-column-properties style:column-width="0.6896in" style:rel-column-width="993*"/>
    </style:style>
    <style:style style:name="Table4.E" style:family="table-column">
      <style:table-column-properties style:column-width="0.716in" style:rel-column-width="1031*"/>
    </style:style>
    <style:style style:name="Table4.F" style:family="table-column">
      <style:table-column-properties style:column-width="0.4743in" style:rel-column-width="683*"/>
    </style:style>
    <style:style style:name="Table4.G" style:family="table-column">
      <style:table-column-properties style:column-width="2.2986in" style:rel-column-width="3310*"/>
    </style:style>
    <style:style style:name="Table4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4.F1" style:family="table-cell">
      <style:table-cell-properties style:vertical-align="middle" style:border-line-width="0.0007in 0.0014in 0.0007in" fo:padding="0.0194in" fo:border="0.2pt double #808080"/>
    </style:style>
    <style:style style:name="Table4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4.F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4.G10" style:family="table-cell">
      <style:table-cell-properties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5" style:family="table">
      <style:table-properties style:width="3.8819in" style:rel-width="58%" table:align="center"/>
    </style:style>
    <style:style style:name="Table5.A" style:family="table-column">
      <style:table-column-properties style:column-width="2.7951in" style:rel-column-width="27367*"/>
    </style:style>
    <style:style style:name="Table5.B" style:family="table-column">
      <style:table-column-properties style:column-width="1.0868in" style:rel-column-width="10642*"/>
    </style:style>
    <style:style style:name="Table5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5.B1" style:family="table-cell">
      <style:table-cell-properties style:vertical-align="middle" style:border-line-width="0.0007in 0.0014in 0.0007in" fo:padding="0.0194in" fo:border="0.2pt double #808080"/>
    </style:style>
    <style:style style:name="Table5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5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f50f5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pt" fo:letter-spacing="normal" fo:font-style="normal" fo:font-weight="normal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1e1626" officeooo:paragraph-rsid="000f50f5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9pt" fo:letter-spacing="normal" fo:font-style="normal" fo:font-weight="normal" officeooo:paragraph-rsid="0014ab63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/>
    </style:style>
    <style:style style:name="P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0f50f5" officeooo:paragraph-rsid="000f50f5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113ca" officeooo:paragraph-rsid="001113ca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12fc17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13e13a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2fc17" officeooo:paragraph-rsid="0012fc17" style:font-size-asian="9pt" style:font-size-complex="9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style:font-size-asian="9pt" style:font-size-complex="9pt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3e13a" officeooo:paragraph-rsid="0013e13a" style:font-size-asian="9pt" style:font-size-complex="9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14c02e" officeooo:paragraph-rsid="0014c02e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1113ca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13e13a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14c02e"/>
    </style:style>
    <style:style style:name="P21" style:family="paragraph" style:parent-style-name="Preformatted_20_Text">
      <style:paragraph-properties fo:margin-left="0in" fo:margin-right="0in" fo:margin-top="0in" fo:margin-bottom="0.1965in" loext:contextual-spacing="false" style:line-height-at-least="0.198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000000" style:font-name="Liberation Serif" fo:font-size="12pt" fo:letter-spacing="normal" fo:language="ca" fo:country="ES" fo:font-style="normal" fo:font-weight="bold" officeooo:rsid="000d8b18" officeooo:paragraph-rsid="00159d62" fo:background-color="transparent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ca" fo:country="ES" officeooo:paragraph-rsid="00159d62" style:font-size-asian="12pt" style:font-size-complex="12pt"/>
    </style:style>
    <style:style style:name="P24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159d62" style:font-size-asian="12pt" style:font-size-complex="12pt"/>
    </style:style>
    <style:style style:name="P2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bold" officeooo:rsid="0013e13a" officeooo:paragraph-rsid="0013e13a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rsid="0013e13a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2pt" officeooo:paragraph-rsid="0013e13a" style:font-size-asian="12pt" style:font-size-complex="12pt"/>
    </style:style>
    <style:style style:name="P2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4209in"/>
        </style:tab-stops>
      </style:paragraph-properties>
      <style:text-properties style:font-name="Liberation Serif" fo:font-size="12pt" style:font-size-asian="12pt" style:font-size-complex="12pt"/>
    </style:style>
    <style:style style:name="P3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1236in"/>
        </style:tab-stops>
      </style:paragraph-properties>
      <style:text-properties officeooo:paragraph-rsid="0013e13a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officeooo:paragraph-rsid="0014ab63" style:font-size-asian="12pt" style:font-size-complex="12pt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13e13a" style:font-size-asian="12pt" style:font-size-complex="12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>
        <style:tab-stops>
          <style:tab-stop style:position="1.1236in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14ab63" style:font-size-asian="12pt" style:font-size-complex="12pt"/>
    </style:style>
    <style:style style:name="T1" style:family="text">
      <style:text-properties fo:color="#445555" fo:font-size="9pt"/>
    </style:style>
    <style:style style:name="T2" style:family="text">
      <style:text-properties fo:color="#445555" fo:font-size="9pt" officeooo:rsid="0013e13a" style:font-size-asian="9pt" style:font-size-complex="9pt"/>
    </style:style>
    <style:style style:name="T3" style:family="text">
      <style:text-properties fo:color="#445555" fo:font-size="9pt" officeooo:rsid="0014c02e" style:font-size-asian="9pt" style:font-size-complex="9pt"/>
    </style:style>
    <style:style style:name="T4" style:family="text">
      <style:text-properties fo:color="#445555" fo:font-size="9pt" officeooo:rsid="001113ca"/>
    </style:style>
    <style:style style:name="T5" style:family="text">
      <style:text-properties fo:color="#445555" fo:font-size="9pt" officeooo:rsid="0013e13a"/>
    </style:style>
    <style:style style:name="T6" style:family="text">
      <style:text-properties fo:color="#445555" fo:font-size="9pt" officeooo:rsid="0014c02e"/>
    </style:style>
    <style:style style:name="T7" style:family="text">
      <style:text-properties fo:color="#445555" style:text-line-through-style="none" style:text-line-through-type="none" fo:font-size="9pt" style:text-underline-style="none" officeooo:rsid="001113ca" style:text-blinking="false" loext:padding="0in" loext:border="none"/>
    </style:style>
    <style:style style:name="T8" style:family="text">
      <style:text-properties fo:color="#445555" style:text-line-through-style="none" style:text-line-through-type="none" fo:font-size="9pt" style:text-underline-style="none" officeooo:rsid="0012fc17" style:text-blinking="false" loext:padding="0in" loext:border="none"/>
    </style:style>
    <style:style style:name="T9" style:family="text">
      <style:text-properties fo:color="#008040" style:text-line-through-style="none" style:text-line-through-type="none" fo:font-size="9pt" style:text-underline-style="none" style:text-blinking="false" loext:padding="0in" loext:border="none"/>
    </style:style>
    <style:style style:name="T10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1" style:family="text">
      <style:text-properties fo:font-variant="normal" fo:text-transform="none" fo:color="#000000" style:font-name="Arial" fo:font-size="9pt" fo:letter-spacing="normal" fo:font-style="normal" fo:font-weight="normal" officeooo:rsid="0013e13a"/>
    </style:style>
    <style:style style:name="T12" style:family="text">
      <style:text-properties fo:font-variant="normal" fo:text-transform="none" fo:color="#000000" style:font-name="Arial" fo:font-size="9pt" fo:letter-spacing="normal" fo:font-style="normal" fo:font-weight="bold" officeooo:rsid="0013e13a" style:font-weight-asian="bold" style:font-weight-complex="bold"/>
    </style:style>
    <style:style style:name="T13" style:family="text">
      <style:text-properties fo:font-variant="normal" fo:text-transform="none" fo:color="#000000" style:font-name="Arial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normal" officeooo:rsid="0014ab63"/>
    </style:style>
    <style:style style:name="T16" style:family="text">
      <style:text-properties fo:font-variant="normal" fo:text-transform="none" fo:color="#000000" fo:letter-spacing="normal" fo:font-style="normal" fo:font-weight="bold" officeooo:rsid="0013e13a" style:font-weight-asian="bold" style:font-weight-complex="bold"/>
    </style:style>
    <style:style style:name="T17" style:family="text">
      <style:text-properties fo:font-variant="normal" fo:text-transform="none" fo:color="#000000" fo:letter-spacing="normal" fo:language="ca" fo:country="ES" fo:font-style="normal" fo:font-weight="normal" officeooo:rsid="0014ab63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e1626" style:font-size-asian="12pt" style:font-size-complex="12pt"/>
    </style:style>
    <style:style style:name="T20" style:family="text">
      <style:text-properties fo:font-variant="normal" fo:text-transform="none" fo:color="#000000" fo:font-size="9pt" fo:letter-spacing="normal" fo:font-style="normal" fo:font-weight="normal"/>
    </style:style>
    <style:style style:name="T21" style:family="text">
      <style:text-properties fo:font-variant="normal" fo:text-transform="none" fo:color="#000000" fo:font-size="9pt" fo:letter-spacing="normal" fo:font-style="normal" fo:font-weight="bold" officeooo:rsid="0013e13a" style:font-weight-asian="bold" style:font-weight-complex="bold"/>
    </style:style>
    <style:style style:name="T22" style:family="text">
      <style:text-properties fo:font-variant="normal" fo:text-transform="none" fo:color="#000000" style:font-name="Liberation Serif" fo:font-size="9pt" fo:letter-spacing="normal" fo:font-style="normal" fo:font-weight="bold" officeooo:rsid="0013e13a" style:font-weight-asian="bold" style:font-weight-complex="bold"/>
    </style:style>
    <style:style style:name="T23" style:family="text">
      <style:text-properties fo:font-variant="normal" fo:text-transform="none" fo:color="#000000" style:font-name="Liberation Serif" fo:font-size="9pt" fo:letter-spacing="normal" fo:font-style="normal" fo:font-weight="normal" officeooo:rsid="0013e13a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3e13a" style:font-size-asian="12pt" style:font-size-complex="12pt"/>
    </style:style>
    <style:style style:name="T25" style:family="text">
      <style:text-properties fo:font-variant="normal" fo:text-transform="none" style:use-window-font-color="true" style:font-name="Arial" fo:font-size="9pt" fo:letter-spacing="normal" fo:font-style="normal" fo:font-weight="normal" officeooo:rsid="0012fc17" fo:background-color="transparent" loext:char-shading-value="0"/>
    </style:style>
    <style:style style:name="T26" style:family="text">
      <style:text-properties fo:font-variant="normal" fo:text-transform="none" style:use-window-font-color="true" style:font-name="Arial" fo:font-size="9pt" fo:letter-spacing="normal" fo:font-style="normal" fo:font-weight="normal" officeooo:rsid="0013e13a" fo:background-color="transparent" loext:char-shading-value="0"/>
    </style:style>
    <style:style style:name="T27" style:family="text">
      <style:text-properties fo:font-variant="normal" fo:text-transform="none" style:use-window-font-color="true" style:font-name="Arial" fo:letter-spacing="normal" fo:font-style="normal" fo:font-weight="normal" officeooo:rsid="0012fc17" fo:background-color="transparent" loext:char-shading-value="0"/>
    </style:style>
    <style:style style:name="T28" style:family="text">
      <style:text-properties fo:font-variant="normal" fo:text-transform="none" style:use-window-font-color="true" style:font-name="Arial" fo:letter-spacing="normal" fo:font-style="normal" fo:font-weight="normal" officeooo:rsid="0013e13a" fo:background-color="transparent" loext:char-shading-value="0"/>
    </style:style>
    <style:style style:name="T29" style:family="text">
      <style:text-properties fo:font-variant="normal" fo:text-transform="none" style:use-window-font-color="true" fo:font-size="9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style:use-window-font-color="true" fo:letter-spacing="normal" fo:font-style="normal" fo:font-weight="normal" officeooo:rsid="0012fc17" fo:background-color="transparent" loext:char-shading-value="0"/>
    </style:style>
    <style:style style:name="T31" style:family="text">
      <style:text-properties fo:font-variant="normal" fo:text-transform="none" style:use-window-font-color="true" fo:letter-spacing="normal" fo:font-style="normal" fo:font-weight="normal" officeooo:rsid="0013e13a" fo:background-color="transparent" loext:char-shading-value="0"/>
    </style:style>
    <style:style style:name="T32" style:family="text">
      <style:text-properties officeooo:rsid="001113ca"/>
    </style:style>
    <style:style style:name="T33" style:family="text">
      <style:text-properties style:font-size-asian="9pt" style:font-size-complex="9pt"/>
    </style:style>
    <style:style style:name="T34" style:family="text">
      <style:text-properties officeooo:rsid="0013e13a" style:font-size-asian="9pt" style:font-size-complex="9pt"/>
    </style:style>
    <style:style style:name="T35" style:family="text">
      <style:text-properties fo:color="#003399" officeooo:rsid="0013e13a"/>
    </style:style>
    <style:style style:name="T36" style:family="text">
      <style:text-properties officeooo:rsid="0013e13a"/>
    </style:style>
    <style:style style:name="T37" style:family="text">
      <style:text-properties officeooo:rsid="0014ab63"/>
    </style:style>
    <style:style style:name="T38" style:family="text">
      <style:text-properties officeooo:rsid="0014c02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e220a"/>
    </style:style>
    <style:style style:name="T41" style:family="text">
      <style:text-properties officeooo:rsid="002fc7ce"/>
    </style:style>
    <style:style style:name="T42" style:family="text">
      <style:text-properties fo:language="ca" fo:country="ES"/>
    </style:style>
    <style:style style:name="T43" style:family="text">
      <style:text-properties fo:language="ca" fo:country="ES" officeooo:rsid="002fc7ce"/>
    </style:style>
    <style:style style:name="T44" style:family="text">
      <style:text-properties fo:language="ca" fo:country="ES" officeooo:rsid="002e220a"/>
    </style:style>
    <style:style style:name="T45" style:family="text">
      <style:text-properties officeooo:rsid="00159d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Tipo de actor</text:p>
          </table:table-cell>
          <table:table-cell table:style-name="Table1.A1" office:value-type="string">
            <text:p text:style-name="P8">Descripción</text:p>
          </table:table-cell>
          <table:table-cell table:style-name="Table1.A1" office:value-type="string">
            <text:p text:style-name="P8">Factor</text:p>
            <text:p text:style-name="P8">de peso</text:p>
          </table:table-cell>
          <table:table-cell table:style-name="Table1.A1" office:value-type="string">
            <text:p text:style-name="P8">Número de actores</text:p>
          </table:table-cell>
          <table:table-cell table:style-name="Table1.E1" office:value-type="string">
            <text:p text:style-name="P17"><text:span text:style-name="Emphasis"><text:span text:style-name="T1">Resultado</text:span></text:span></text:p>
          </table:table-cell>
        </table:table-row>
        <table:table-row>
          <table:table-cell table:style-name="Table1.A2" office:value-type="string">
            <text:p text:style-name="P8">Simple</text:p>
          </table:table-cell>
          <table:table-cell table:style-name="Table1.A2" office:value-type="string">
            <text:p text:style-name="P8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6">0</text:p>
          </table:table-cell>
          <table:table-cell table:style-name="Table1.E2" office:value-type="string">
            <text:p text:style-name="P17"><text:span text:style-name="Emphasis"><text:span text:style-name="T1">0</text:span></text:span></text:p>
          </table:table-cell>
        </table:table-row>
        <table:table-row>
          <table:table-cell table:style-name="Table1.A2" office:value-type="string">
            <text:p text:style-name="P8">Promedio</text:p>
          </table:table-cell>
          <table:table-cell table:style-name="Table1.A2" office:value-type="string">
            <text:p text:style-name="P17"><text:span text:style-name="T1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9">protocolo</text:span></text:a><text:span text:style-name="T1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9">texto</text:span></text:a><text:span text:style-name="T1">.</text:span>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6">11</text:p>
          </table:table-cell>
          <table:table-cell table:style-name="Table1.E2" office:value-type="string">
            <text:p text:style-name="P20"><text:span text:style-name="Emphasis"><text:span text:style-name="T6">22</text:span></text:span></text:p>
          </table:table-cell>
        </table:table-row>
        <table:table-row>
          <table:table-cell table:style-name="Table1.A2" office:value-type="string">
            <text:p text:style-name="P8">Complejo</text:p>
          </table:table-cell>
          <table:table-cell table:style-name="Table1.A2" office:value-type="string">
            <text:p text:style-name="P8">Una persona que interactúa con el sistema mediante una interfaz gráfica.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20"><text:span text:style-name="Emphasis"><text:span text:style-name="T3">3</text:span></text:span></text:p>
          </table:table-cell>
        </table:table-row>
        <table:table-row>
          <table:table-cell table:style-name="Table1.A2" table:number-columns-spanned="3" office:value-type="string">
            <text:p text:style-name="P22"/>
          </table:table-cell>
          <table:covered-table-cell/>
          <table:covered-table-cell/>
          <table:table-cell table:style-name="Table1.A2" office:value-type="string">
            <text:p text:style-name="P17"><text:span text:style-name="Emphasis"><text:span text:style-name="T1">Total</text:span></text:span></text:p>
          </table:table-cell>
          <table:table-cell table:style-name="Table1.E2" office:value-type="string">
            <text:p text:style-name="P20"><text:span text:style-name="Emphasis"><text:span text:style-name="T6">25</text:span></text:span></text:p>
          </table:table-cell>
        </table:table-row>
      </table:table>
      <text:p text:style-name="P1"><text:span text:style-name="T10"><text:line-break/></text:span><text:span text:style-name="T18">UAW = </text:span><text:span text:style-name="T19">15</text:span></text:p>
      <text:p text:style-name="P3">Factores de peso de los casos de uso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8">Tipo de caso de uso</text:p>
          </table:table-cell>
          <table:table-cell table:style-name="Table2.A1" office:value-type="string">
            <text:p text:style-name="P8">Descripción</text:p>
          </table:table-cell>
          <table:table-cell table:style-name="Table2.A1" office:value-type="string">
            <text:p text:style-name="P8">Factor</text:p>
            <text:p text:style-name="P8">de peso</text:p>
          </table:table-cell>
          <table:table-cell table:style-name="Table2.A1" table:number-columns-spanned="2" office:value-type="string">
            <text:p text:style-name="P8">Número de Casos de Uso</text:p>
          </table:table-cell>
          <table:covered-table-cell/>
          <table:table-cell table:style-name="Table2.F1" table:number-columns-spanned="2" office:value-type="string">
            <text:p text:style-name="P17"><text:span text:style-name="Emphasis"><text:span text:style-name="T1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8">Simple</text:p>
          </table:table-cell>
          <table:table-cell table:style-name="Table2.A2" office:value-type="string">
            <text:p text:style-name="P8">1-3 Transacciones</text:p>
          </table:table-cell>
          <table:table-cell table:style-name="Table2.A2" office:value-type="string">
            <text:p text:style-name="P8">5</text:p>
          </table:table-cell>
          <table:table-cell table:style-name="Table2.A2" table:number-columns-spanned="2" office:value-type="string">
            <text:p text:style-name="P10">0</text:p>
          </table:table-cell>
          <table:covered-table-cell/>
          <table:table-cell table:style-name="Table2.F2" table:number-columns-spanned="2" office:value-type="string">
            <text:p text:style-name="P17"><text:span text:style-name="Emphasis"><text:span text:style-name="T1">0</text:span></text:span></text:p>
          </table:table-cell>
          <table:covered-table-cell/>
        </table:table-row>
        <table:table-row>
          <table:table-cell table:style-name="Table2.A2" office:value-type="string">
            <text:p text:style-name="P8">Promedio</text:p>
          </table:table-cell>
          <table:table-cell table:style-name="Table2.A2" office:value-type="string">
            <text:p text:style-name="P8">4-7 Transacciones</text:p>
          </table:table-cell>
          <table:table-cell table:style-name="Table2.A2" office:value-type="string">
            <text:p text:style-name="P8">10</text:p>
          </table:table-cell>
          <table:table-cell table:style-name="Table2.A2" table:number-columns-spanned="2" office:value-type="string">
            <text:p text:style-name="P10">11</text:p>
          </table:table-cell>
          <table:covered-table-cell/>
          <table:table-cell table:style-name="Table2.F2" table:number-columns-spanned="2" office:value-type="string">
            <text:p text:style-name="P18"><text:span text:style-name="Emphasis"><text:span text:style-name="T4">110</text:span></text:span></text:p>
          </table:table-cell>
          <table:covered-table-cell/>
        </table:table-row>
        <table:table-row>
          <table:table-cell table:style-name="Table2.A2" office:value-type="string">
            <text:p text:style-name="P8">Complejo</text:p>
          </table:table-cell>
          <table:table-cell table:style-name="Table2.A2" office:value-type="string">
            <text:p text:style-name="P8">Mayor de 8 Transacciones.</text:p>
          </table:table-cell>
          <table:table-cell table:style-name="Table2.A2" office:value-type="string">
            <text:p text:style-name="P8">15</text:p>
          </table:table-cell>
          <table:table-cell table:style-name="Table2.A2" table:number-columns-spanned="2" office:value-type="string">
            <text:p text:style-name="P10">1</text:p>
          </table:table-cell>
          <table:covered-table-cell/>
          <table:table-cell table:style-name="Table2.F2" table:number-columns-spanned="2" office:value-type="string">
            <text:p text:style-name="P18"><text:span text:style-name="Emphasis"><text:span text:style-name="T4">15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2"/>
          </table:table-cell>
          <table:covered-table-cell/>
          <table:table-cell table:style-name="Table2.A2" table:number-columns-spanned="2" office:value-type="string">
            <text:p text:style-name="P17"><text:span text:style-name="Emphasis"><text:span text:style-name="T1">Total</text:span></text:span></text:p>
          </table:table-cell>
          <table:covered-table-cell/>
          <table:table-cell table:style-name="Table2.A2" table:number-columns-spanned="2" office:value-type="string">
            <text:p text:style-name="P17"><text:span text:style-name="Emphasis"><text:span text:style-name="T1">1</text:span></text:span><text:span text:style-name="Emphasis"><text:span text:style-name="T4">25</text:span></text:span></text:p>
          </table:table-cell>
          <table:covered-table-cell/>
          <table:table-cell table:style-name="Table2.G5" office:value-type="string">
            <text:p text:style-name="P22"/>
          </table:table-cell>
        </table:table-row>
      </table:table>
      <text:p text:style-name="P6">UUCW = 1<text:span text:style-name="T32">25</text:span></text:p>
      <text:p text:style-name="P6">Calculando</text:p>
      <text:p text:style-name="P6">UUCP = UAW + UUCW</text:p>
      <text:p text:style-name="P6">UUCP = <text:span text:style-name="T38">25</text:span> + <text:span text:style-name="T32">125</text:span></text:p>
      <text:p text:style-name="P6">UUCP = 1<text:span text:style-name="T38">50</text:span></text:p>
      <text:p text:style-name="P4"><text:span text:style-name="T20"><text:line-break/></text:span><text:span text:style-name="T29">Factores de complejidad técnica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Número de factor</text:p>
          </table:table-cell>
          <table:table-cell table:style-name="Table3.A1" office:value-type="string">
            <text:p text:style-name="P8">Descripción</text:p>
          </table:table-cell>
          <table:table-cell table:style-name="Table3.A1" office:value-type="string">
            <text:p text:style-name="P8">Peso</text:p>
          </table:table-cell>
          <table:table-cell table:style-name="Table3.A1" office:value-type="string">
            <text:p text:style-name="P8">Valor</text:p>
          </table:table-cell>
          <table:table-cell table:style-name="Table3.A1" office:value-type="string">
            <text:p text:style-name="P8">Factor</text:p>
          </table:table-cell>
          <table:table-cell table:style-name="Table3.F1" office:value-type="string">
            <text:p text:style-name="P17"><text:span text:style-name="Emphasis"><text:span text:style-name="T1">Comentario</text:span></text:span></text:p>
          </table:table-cell>
        </table:table-row>
        <table:table-row>
          <table:table-cell table:style-name="Table3.A2" office:value-type="string">
            <text:p text:style-name="P8">T1</text:p>
          </table:table-cell>
          <table:table-cell table:style-name="Table3.A2" office:value-type="string">
            <text:p text:style-name="P8">Sistema Distribuido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1">6</text:p>
          </table:table-cell>
          <table:table-cell table:style-name="Table3.F2" office:value-type="string">
            <text:p text:style-name="P17"><text:span text:style-name="Emphasis"><text:span text:style-name="T1">El sistema es Web, por lo que posee cierto nivel de distribución</text:span></text:span></text:p>
          </table:table-cell>
        </table:table-row>
        <table:table-row>
          <table:table-cell table:style-name="Table3.A2" office:value-type="string">
            <text:p text:style-name="P8">T2</text:p>
          </table:table-cell>
          <table:table-cell table:style-name="Table3.A2" office:value-type="string">
            <text:p text:style-name="P8">Tiempo de respuesta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8">1</text:p>
          </table:table-cell>
          <table:table-cell table:style-name="Table3.F2" office:value-type="string">
            <text:p text:style-name="P17"><text:span text:style-name="Emphasis"><text:span text:style-name="T1">El tiempo de respuesta respalda los </text:span></text:span><text:bookmark text:name="autolink2"/><text:a xlink:type="simple" xlink:href="http://www.monografias.com/trabajos16/objetivos-educacion/objetivos-educacion.shtml" text:style-name="Internet_20_link" text:visited-style-name="Visited_20_Internet_20_Link"><text:span text:style-name="Emphasis"><text:span text:style-name="T9">objetivos</text:span></text:span></text:a><text:span text:style-name="Emphasis"><text:span text:style-name="T1"> que se persiguen con el proyecto realizado, por lo que es el adecuado.</text:span></text:span></text:p>
          </table:table-cell>
        </table:table-row>
        <table:table-row>
          <table:table-cell table:style-name="Table3.A2" office:value-type="string">
            <text:p text:style-name="P8">T3</text:p>
          </table:table-cell>
          <table:table-cell table:style-name="Table3.A2" office:value-type="string">
            <text:p text:style-name="P8">Eficiencia por el usuario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11">3</text:p>
          </table:table-cell>
          <table:table-cell table:style-name="Table3.F2" office:value-type="string">
            <text:p text:style-name="P17"><text:span text:style-name="Emphasis"><text:span text:style-name="T1">Algunos roles necesitan estar relacionados con el sistema para su mejor funcionamiento.</text:span></text:span></text:p>
          </table:table-cell>
        </table:table-row>
        <table:table-row>
          <table:table-cell table:style-name="Table3.A2" office:value-type="string">
            <text:p text:style-name="P8">T4</text:p>
          </table:table-cell>
          <table:table-cell table:style-name="Table3.A2" office:value-type="string">
            <text:p text:style-name="P8">Proceso interno complejo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F2" office:value-type="string">
            <text:p text:style-name="P17"><text:span text:style-name="Emphasis"><text:span text:style-name="T1">El sistema no posee cálculos complejos, aunque proporciona una serie de datos lógicos que necesitan un nivel medio de </text:span></text:span><text:bookmark text:name="autolink3"/><text:a xlink:type="simple" xlink:href="http://www.monografias.com/trabajos/epistemologia2/epistemologia2.shtml" text:style-name="Internet_20_link" text:visited-style-name="Visited_20_Internet_20_Link"><text:span text:style-name="Emphasis"><text:span text:style-name="T9">conocimiento</text:span></text:span></text:a><text:span text:style-name="Emphasis"><text:span text:style-name="T1"> para lograr su correcta comprensión.</text:span></text:span></text:p>
          </table:table-cell>
        </table:table-row>
        <table:table-row>
          <table:table-cell table:style-name="Table3.A2" office:value-type="string">
            <text:p text:style-name="P8">T5</text:p>
          </table:table-cell>
          <table:table-cell table:style-name="Table3.A2" office:value-type="string">
            <text:p text:style-name="P8">Reusabilidad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11">2</text:p>
          </table:table-cell>
          <table:table-cell table:style-name="Table3.F2" office:value-type="string">
            <text:p text:style-name="P17"><text:span text:style-name="Emphasis"><text:span text:style-name="T1">No es objetivo esencial hacer reusabilidad del </text:span></text:span><text:bookmark text:name="autolink5"/><text:a xlink:type="simple" xlink:href="http://www.monografias.com/trabajos12/eticaplic/eticaplic.shtml" text:style-name="Internet_20_link" text:visited-style-name="Visited_20_Internet_20_Link"><text:span text:style-name="Emphasis"><text:span text:style-name="T9">código</text:span></text:span></text:a><text:span text:style-name="Emphasis"><text:span text:style-name="T1">, a pesar de que este será orientado a objetos y podrá ser usado por </text:span></text:span><text:bookmark text:name="autolink4"/><text:a xlink:type="simple" xlink:href="http://www.monografias.com/trabajos11/teosis/teosis.shtml" text:style-name="Internet_20_link" text:visited-style-name="Visited_20_Internet_20_Link"><text:span text:style-name="Emphasis"><text:span text:style-name="T9">sistemas</text:span></text:span></text:a><text:span text:style-name="Emphasis"><text:span text:style-name="T1"> similares.</text:span></text:span></text:p>
          </table:table-cell>
        </table:table-row>
        <table:table-row>
          <table:table-cell table:style-name="Table3.A2" office:value-type="string">
            <text:p text:style-name="P8">T6</text:p>
          </table:table-cell>
          <table:table-cell table:style-name="Table3.A2" office:value-type="string">
            <text:p text:style-name="P8">Facilidad de instalación</text:p>
          </table:table-cell>
          <table:table-cell table:style-name="Table3.A2" office:value-type="string">
            <text:p text:style-name="P8">0.5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0.5</text:p>
          </table:table-cell>
          <table:table-cell table:style-name="Table3.F2" office:value-type="string">
            <text:p text:style-name="P17"><text:span text:style-name="Emphasis"><text:span text:style-name="T1">Por ser un sistema Web la complejidad de instalación es mínima.</text:span></text:span></text:p>
          </table:table-cell>
        </table:table-row>
        <table:table-row>
          <table:table-cell table:style-name="Table3.A2" office:value-type="string">
            <text:p text:style-name="P8">T7</text:p>
          </table:table-cell>
          <table:table-cell table:style-name="Table3.A2" office:value-type="string">
            <text:p text:style-name="P8">Facilidad de uso</text:p>
          </table:table-cell>
          <table:table-cell table:style-name="Table3.A2" office:value-type="string">
            <text:p text:style-name="P11">0.5</text:p>
          </table:table-cell>
          <table:table-cell table:style-name="Table3.A2" office:value-type="string">
            <text:p text:style-name="P8">5</text:p>
          </table:table-cell>
          <table:table-cell table:style-name="Table3.A2" office:value-type="string">
            <text:p text:style-name="P13">10</text:p>
          </table:table-cell>
          <table:table-cell table:style-name="Table3.F2" office:value-type="string">
            <text:p text:style-name="P17"><text:span text:style-name="Emphasis"><text:span text:style-name="T1">El sistema debe ser fácil de usar, aunque se encuentra dirigido a personas ajenas al centro además.</text:span></text:span></text:p>
          </table:table-cell>
        </table:table-row>
        <table:table-row>
          <table:table-cell table:style-name="Table3.A2" office:value-type="string">
            <text:p text:style-name="P8">T8</text:p>
          </table:table-cell>
          <table:table-cell table:style-name="Table3.A2" office:value-type="string">
            <text:p text:style-name="P8">Portabilidad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4</text:p>
          </table:table-cell>
          <table:table-cell table:style-name="Table3.F2" office:value-type="string">
            <text:p text:style-name="P17"><text:span text:style-name="Emphasis"><text:span text:style-name="T1">El sistema se encuentra diseñado </text:span></text:span><text:span text:style-name="Emphasis"><text:span text:style-name="T4">a medida para este hotel segun sus necesidades</text:span></text:span><text:span text:style-name="Emphasis"><text:span text:style-name="T7">, </text:span></text:span><text:span text:style-name="Emphasis"><text:span text:style-name="T8">por lo tanto deberia ser modificado para ser portable a otra empresa</text:span></text:span></text:p>
          </table:table-cell>
        </table:table-row>
        <text:soft-page-break/>
        <table:table-row>
          <table:table-cell table:style-name="Table3.A2" office:value-type="string">
            <text:p text:style-name="P8">T9</text:p>
          </table:table-cell>
          <table:table-cell table:style-name="Table3.A2" office:value-type="string">
            <text:p text:style-name="P8">Facilidad de cambio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F2" office:value-type="string">
            <text:p text:style-name="P17"><text:span text:style-name="Emphasis"><text:span text:style-name="T1">El sistema encuentra estructurada para que los cambios realizados afecten lo menos posible las funcionalidades del sistema.</text:span></text:span></text:p>
          </table:table-cell>
        </table:table-row>
        <table:table-row>
          <table:table-cell table:style-name="Table3.A2" office:value-type="string">
            <text:p text:style-name="P8">T10</text:p>
          </table:table-cell>
          <table:table-cell table:style-name="Table3.A2" office:value-type="string">
            <text:p text:style-name="P8">Concurrencia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5</text:p>
          </table:table-cell>
          <table:table-cell table:style-name="Table3.A2" office:value-type="string">
            <text:p text:style-name="P11">5</text:p>
          </table:table-cell>
          <table:table-cell table:style-name="Table3.F2" office:value-type="string">
            <text:p text:style-name="P17"><text:span text:style-name="Emphasis"><text:span text:style-name="T1">La concurrencia es tratada con suma importancia.</text:span></text:span></text:p>
          </table:table-cell>
        </table:table-row>
        <table:table-row>
          <table:table-cell table:style-name="Table3.A2" office:value-type="string">
            <text:p text:style-name="P8">T11</text:p>
          </table:table-cell>
          <table:table-cell table:style-name="Table3.A2" office:value-type="string">
            <text:p text:style-name="P8">Objetivos especiales de seguridad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8">5</text:p>
          </table:table-cell>
          <table:table-cell table:style-name="Table3.A2" office:value-type="string">
            <text:p text:style-name="P12">5</text:p>
          </table:table-cell>
          <table:table-cell table:style-name="Table3.F2" office:value-type="string">
            <text:p text:style-name="P17"><text:span text:style-name="Emphasis"><text:span text:style-name="T1">La </text:span></text:span><text:span text:style-name="Emphasis"><text:span text:style-name="T4">seguridad </text:span></text:span><text:span text:style-name="Emphasis"><text:span text:style-name="T1">del sistema es un tema bastante controlado, ya que el sistema sólo permite que un usuario realice las funcionalidades correspondientes a su rol dentro del sitio.</text:span></text:span></text:p>
          </table:table-cell>
        </table:table-row>
        <table:table-row>
          <table:table-cell table:style-name="Table3.A2" office:value-type="string">
            <text:p text:style-name="P8">T12</text:p>
          </table:table-cell>
          <table:table-cell table:style-name="Table3.A2" office:value-type="string">
            <text:p text:style-name="P8">Acceso directo a terceras partes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12">4</text:p>
          </table:table-cell>
          <table:table-cell table:style-name="Table3.F2" office:value-type="string">
            <text:p text:style-name="P17"><text:span text:style-name="Emphasis"><text:span text:style-name="T1">La aplicación es accesible a cualquier usuario.</text:span></text:span></text:p>
          </table:table-cell>
        </table:table-row>
        <table:table-row>
          <table:table-cell table:style-name="Table3.A2" office:value-type="string">
            <text:p text:style-name="P8">T13</text:p>
          </table:table-cell>
          <table:table-cell table:style-name="Table3.A2" office:value-type="string">
            <text:p text:style-name="P17"><text:span text:style-name="T1">Facilidades especiales de </text:span><text:bookmark text:name="autolink8"/><text:a xlink:type="simple" xlink:href="http://www.monografias.com/trabajos14/mocom/mocom.shtml" text:style-name="Internet_20_link" text:visited-style-name="Visited_20_Internet_20_Link"><text:span text:style-name="T9">entrenamiento</text:span></text:a><text:span text:style-name="T1"> a usuarios finales</text:span></text:p>
          </table:table-cell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4">2</text:p>
          </table:table-cell>
          <table:table-cell table:style-name="Table3.F2" office:value-type="string">
            <text:p text:style-name="P17"><text:span text:style-name="Emphasis"><text:span text:style-name="T1">No se hace necesario el entrenamiento de los usuarios finales, debido a la facilidad de uso que presenta el sistema, pero se debe incluir un </text:span></text:span><text:bookmark text:name="autolink9"/><text:a xlink:type="simple" xlink:href="http://www.monografias.com/trabajos13/mapro/mapro.shtml" text:style-name="Internet_20_link" text:visited-style-name="Visited_20_Internet_20_Link"><text:span text:style-name="Emphasis"><text:span text:style-name="T9">manual</text:span></text:span></text:a><text:span text:style-name="Emphasis"><text:span text:style-name="T1"> de usuario para garantizar la correcta usabilidad de dicho sistema.</text:span></text:span>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7"><text:span text:style-name="Emphasis"><text:span text:style-name="T1">Total Factor</text:span></text:span></text:p>
          </table:table-cell>
          <table:table-cell table:style-name="Table3.A2" office:value-type="string">
            <text:p text:style-name="P19"><text:span text:style-name="Emphasis"><text:span text:style-name="T5">44,5</text:span></text:span></text:p>
          </table:table-cell>
          <table:table-cell table:style-name="Table3.F2" office:value-type="string">
            <text:p text:style-name="P22"/>
          </table:table-cell>
        </table:table-row>
      </table:table>
      <text:p text:style-name="P28"><text:span text:style-name="T14"><text:line-break/></text:span><text:span text:style-name="T30">TCF = 0.6+0.01*</text:span><text:span text:style-name="T31">44.5</text:span><text:span text:style-name="T30"> = </text:span><text:span text:style-name="T31">1,045</text:span></text:p>
      <text:p text:style-name="P25">Factores de ambiente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8">Número del factor</text:p>
          </table:table-cell>
          <table:table-cell table:style-name="Table4.A1" office:value-type="string">
            <text:p text:style-name="P8">Descripción</text:p>
          </table:table-cell>
          <table:table-cell table:style-name="Table4.A1" office:value-type="string">
            <text:p text:style-name="P8">Peso</text:p>
          </table:table-cell>
          <table:table-cell table:style-name="Table4.A1" office:value-type="string">
            <text:p text:style-name="P8">Valor</text:p>
          </table:table-cell>
          <table:table-cell table:style-name="Table4.A1" office:value-type="string">
            <text:p text:style-name="P8">Factor</text:p>
          </table:table-cell>
          <table:table-cell table:style-name="Table4.F1" table:number-columns-spanned="2" office:value-type="string">
            <text:p text:style-name="P17"><text:span text:style-name="Emphasis"><text:span text:style-name="T1">Comentario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1</text:p>
          </table:table-cell>
          <table:table-cell table:style-name="Table4.A2" office:value-type="string">
            <text:p text:style-name="P8">Familiaridad con el modelo del proyecto usado.</text:p>
          </table:table-cell>
          <table:table-cell table:style-name="Table4.A2" office:value-type="string">
            <text:p text:style-name="P8">1.5</text:p>
          </table:table-cell>
          <table:table-cell table:style-name="Table4.A2" office:value-type="string">
            <text:p text:style-name="P12">2.5</text:p>
          </table:table-cell>
          <table:table-cell table:style-name="Table4.A2" office:value-type="string">
            <text:p text:style-name="P12">3.75</text:p>
          </table:table-cell>
          <table:table-cell table:style-name="Table4.F2" table:number-columns-spanned="2" office:value-type="string">
            <text:p text:style-name="P17"><text:span text:style-name="Emphasis"><text:span text:style-name="T1">Se está familiarizado con el modelo del proyecto, pero la experiencia en el modelado es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2</text:p>
          </table:table-cell>
          <table:table-cell table:style-name="Table4.A2" office:value-type="string">
            <text:p text:style-name="P8">Experiencia en la aplicación</text:p>
          </table:table-cell>
          <table:table-cell table:style-name="Table4.A2" office:value-type="string">
            <text:p text:style-name="P8">0.5</text:p>
          </table:table-cell>
          <table:table-cell table:style-name="Table4.A2" office:value-type="string">
            <text:p text:style-name="P12">2</text:p>
          </table:table-cell>
          <table:table-cell table:style-name="Table4.A2" office:value-type="string">
            <text:p text:style-name="P15">1</text:p>
          </table:table-cell>
          <table:table-cell table:style-name="Table4.F2" table:number-columns-spanned="2" office:value-type="string">
            <text:p text:style-name="P17"><text:span text:style-name="Emphasis"><text:span text:style-name="T1">No es una aplicación que requiera de mucha experiencia, pero se necesita de un equipo capacitado y de conocimientos suficientes para garantizar su correcto funcionamien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3</text:p>
          </table:table-cell>
          <table:table-cell table:style-name="Table4.A2" office:value-type="string">
            <text:p text:style-name="P8">Experiencia OO.</text:p>
          </table:table-cell>
          <table:table-cell table:style-name="Table4.A2" office:value-type="string">
            <text:p text:style-name="P8">1</text:p>
          </table:table-cell>
          <table:table-cell table:style-name="Table4.A2" office:value-type="string">
            <text:p text:style-name="P12">5</text:p>
          </table:table-cell>
          <table:table-cell table:style-name="Table4.A2" office:value-type="string">
            <text:p text:style-name="P12">5</text:p>
          </table:table-cell>
          <table:table-cell table:style-name="Table4.F2" table:number-columns-spanned="2" office:value-type="string">
            <text:p text:style-name="P17"><text:span text:style-name="Emphasis"><text:span text:style-name="T1">Se considera cierto grado de experiencia en la</text:span></text:span><text:bookmark text:name="autolink10"/><text:a xlink:type="simple" xlink:href="http://www.monografias.com/trabajos/objetos/objetos.shtml" text:style-name="Internet_20_link" text:visited-style-name="Visited_20_Internet_20_Link"><text:span text:style-name="Emphasis"><text:span text:style-name="T9">programación orientada a objetos</text:span></text:span></text:a><text:span text:style-name="Emphasis"><text:span text:style-name="T1"> (OO), debido a que esta es la que se ha estudiado y trabajad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4</text:p>
          </table:table-cell>
          <table:table-cell table:style-name="Table4.A2" office:value-type="string">
            <text:p text:style-name="P17"><text:span text:style-name="T1">Capacidad del analista </text:span><text:bookmark text:name="autolink11"/><text:a xlink:type="simple" xlink:href="http://www.monografias.com/trabajos15/liderazgo/liderazgo.shtml" text:style-name="Internet_20_link" text:visited-style-name="Visited_20_Internet_20_Link"><text:span text:style-name="T9">líder</text:span></text:a><text:span text:style-name="T1">.</text:span></text:p>
          </table:table-cell>
          <table:table-cell table:style-name="Table4.A2" office:value-type="string">
            <text:p text:style-name="P8">0.5</text:p>
          </table:table-cell>
          <table:table-cell table:style-name="Table4.A2" office:value-type="string">
            <text:p text:style-name="P8">3</text:p>
          </table:table-cell>
          <table:table-cell table:style-name="Table4.A2" office:value-type="string">
            <text:p text:style-name="P8">1.5</text:p>
          </table:table-cell>
          <table:table-cell table:style-name="Table4.F2" table:number-columns-spanned="2" office:value-type="string">
            <text:p text:style-name="P17"><text:span text:style-name="Emphasis"><text:span text:style-name="T1">No existe analista líder, los analistas que integran el equipo de trabajo poseen capacidad media.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5</text:p>
          </table:table-cell>
          <table:table-cell table:style-name="Table4.A2" office:value-type="string">
            <text:p text:style-name="P8">Motivación.</text:p>
          </table:table-cell>
          <table:table-cell table:style-name="Table4.A2" office:value-type="string">
            <text:p text:style-name="P8">1</text:p>
          </table:table-cell>
          <table:table-cell table:style-name="Table4.A2" office:value-type="string">
            <text:p text:style-name="P8">5</text:p>
          </table:table-cell>
          <table:table-cell table:style-name="Table4.A2" office:value-type="string">
            <text:p text:style-name="P8">5</text:p>
          </table:table-cell>
          <table:table-cell table:style-name="Table4.F2" table:number-columns-spanned="2" office:value-type="string">
            <text:p text:style-name="P17"><text:span text:style-name="Emphasis"><text:span text:style-name="T1">Alta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6</text:p>
          </table:table-cell>
          <table:table-cell table:style-name="Table4.A2" office:value-type="string">
            <text:p text:style-name="P8">Estabilidad de los requerimientos.</text:p>
          </table:table-cell>
          <table:table-cell table:style-name="Table4.A2" office:value-type="string">
            <text:p text:style-name="P8">2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8</text:p>
          </table:table-cell>
          <table:table-cell table:style-name="Table4.F2" table:number-columns-spanned="2" office:value-type="string">
            <text:p text:style-name="P17"><text:span text:style-name="Emphasis"><text:span text:style-name="T1">Aunque el sistema se encuentra sujeto a cambios, el mismo brinda las funcionalidades esenciales que dan cumplimiento a los objetivos que iniciaron su realización.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7</text:p>
          </table:table-cell>
          <table:table-cell table:style-name="Table4.A2" office:value-type="string">
            <text:p text:style-name="P8">Personal media jornada.</text:p>
          </table:table-cell>
          <table:table-cell table:style-name="Table4.A2" office:value-type="string">
            <text:p text:style-name="P12">-1</text:p>
          </table:table-cell>
          <table:table-cell table:style-name="Table4.A2" office:value-type="string">
            <text:p text:style-name="P12">3</text:p>
          </table:table-cell>
          <table:table-cell table:style-name="Table4.A2" office:value-type="string">
            <text:p text:style-name="P8"><text:span text:style-name="T33">-</text:span><text:span text:style-name="T34">3</text:span></text:p>
          </table:table-cell>
          <table:table-cell table:style-name="Table4.F2" table:number-columns-spanned="2" office:value-type="string">
            <text:p text:style-name="P17"><text:span text:style-name="Emphasis"><text:span text:style-name="T1">Se trabajará a tiempo completo.</text:span></text:span></text:p>
          </table:table-cell>
          <table:covered-table-cell/>
        </table:table-row>
        <table:table-row>
          <table:table-cell table:style-name="Table4.A2" office:value-type="string">
            <text:p text:style-name="P8">E8</text:p>
          </table:table-cell>
          <table:table-cell table:style-name="Table4.A2" office:value-type="string">
            <text:p text:style-name="P17"><text:span text:style-name="T1">Dificultad en </text:span><text:bookmark text:name="autolink12"/><text:a xlink:type="simple" xlink:href="http://www.monografias.com/trabajos35/concepto-de-lenguaje/concepto-de-lenguaje.shtml" text:style-name="Internet_20_link" text:visited-style-name="Visited_20_Internet_20_Link"><text:span text:style-name="T9">lenguaje</text:span></text:a><text:span text:style-name="T1"> de programación.</text:span></text:p>
          </table:table-cell>
          <table:table-cell table:style-name="Table4.A2" office:value-type="string">
            <text:p text:style-name="P12">-1</text:p>
          </table:table-cell>
          <table:table-cell table:style-name="Table4.A2" office:value-type="string">
            <text:p text:style-name="P12">2</text:p>
          </table:table-cell>
          <table:table-cell table:style-name="Table4.A2" office:value-type="string">
            <text:p text:style-name="P8">-3</text:p>
          </table:table-cell>
          <table:table-cell table:style-name="Table4.F2" table:number-columns-spanned="2" office:value-type="string">
            <text:p text:style-name="P17"><text:span text:style-name="Emphasis"><text:span text:style-name="T5">Al utilizar un framework, debe conocerse su funcionamiento. Este </text:span></text:span><text:span text:style-name="Emphasis"><text:span text:style-name="T1">ofrece grandes facilidades y ventajas, se considera una dificultad media su </text:span></text:span><text:span text:style-name="Emphasis"><text:span text:style-name="T5">empleo</text:span></text:span><text:span text:style-name="Emphasis"><text:span text:style-name="T1">.</text:span></text:span>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22"/>
          </table:table-cell>
          <table:covered-table-cell/>
          <table:table-cell table:style-name="Table4.A2" office:value-type="string">
            <text:p text:style-name="P17"><text:span text:style-name="Emphasis"><text:span text:style-name="T1">Total</text:span></text:span></text:p>
          </table:table-cell>
          <table:table-cell table:style-name="Table4.A2" office:value-type="string">
            <text:p text:style-name="P17"><text:span text:style-name="Emphasis"><text:span text:style-name="T1">2</text:span></text:span><text:span text:style-name="Emphasis"><text:span text:style-name="T5">1</text:span></text:span><text:span text:style-name="Emphasis"><text:span text:style-name="T2">.25</text:span></text:span></text:p>
          </table:table-cell>
          <table:table-cell table:style-name="Table4.A2" table:number-columns-spanned="2" office:value-type="string">
            <text:p text:style-name="P22"/>
          </table:table-cell>
          <table:covered-table-cell/>
          <table:table-cell table:style-name="Table4.G10" office:value-type="string">
            <text:p text:style-name="P22"/>
          </table:table-cell>
        </table:table-row>
      </table:table>
      <text:p text:style-name="P30"><text:span text:style-name="T10"><text:line-break/></text:span><text:span text:style-name="T24">EF = 1.4 – 0.03*21.25 = 0,7625</text:span></text:p>
      <text:p text:style-name="P27">Cálculo de los Puntos de de Casos de Uso Ajustados:</text:p>
      <text:p text:style-name="P32">UCP = UUCP * TCF * EF</text:p>
      <text:p text:style-name="P33">UCP = 1<text:span text:style-name="T38">50</text:span> * <text:span text:style-name="T35">1,045</text:span> * <text:span text:style-name="T36"><text:s/>0,7625</text:span></text:p>
      <text:p text:style-name="P34"><text:soft-page-break/>UCP = <text:span text:style-name="T37">119,52</text:span></text:p>
      <text:p text:style-name="P5"/>
      <text:p text:style-name="P26">Cálculo del esfuerzo</text:p>
      <text:p text:style-name="P31">E = <text:span text:style-name="T37">119,52 </text:span>* <text:span text:style-name="T37">4</text:span></text:p>
      <text:p text:style-name="P31">E = <text:span text:style-name="T37">478</text:span> Horas-<text:span text:style-name="T37">persona</text:span></text:p>
      <text:p text:style-name="P29"><text:span text:style-name="T14"><text:line-break/><text:line-break/></text:span><text:span text:style-name="T16">Distribución genérica del esfuerzo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Actividad</text:p>
          </table:table-cell>
          <table:table-cell table:style-name="Table5.B1" office:value-type="string">
            <text:p text:style-name="P17"><text:span text:style-name="Emphasis"><text:span text:style-name="T1">Porcentaje</text:span></text:span></text:p>
          </table:table-cell>
        </table:table-row>
        <table:table-row>
          <table:table-cell table:style-name="Table5.A2" office:value-type="string">
            <text:p text:style-name="P8">Análisis</text:p>
          </table:table-cell>
          <table:table-cell table:style-name="Table5.B2" office:value-type="string">
            <text:p text:style-name="P17"><text:span text:style-name="Emphasis"><text:span text:style-name="T1">10.00%</text:span></text:span></text:p>
          </table:table-cell>
        </table:table-row>
        <table:table-row>
          <table:table-cell table:style-name="Table5.A2" office:value-type="string">
            <text:p text:style-name="P8">Diseño</text:p>
          </table:table-cell>
          <table:table-cell table:style-name="Table5.B2" office:value-type="string">
            <text:p text:style-name="P17"><text:span text:style-name="Emphasis"><text:span text:style-name="T1">20.00%</text:span></text:span></text:p>
          </table:table-cell>
        </table:table-row>
        <table:table-row>
          <table:table-cell table:style-name="Table5.A2" office:value-type="string">
            <text:p text:style-name="P8">Programación</text:p>
          </table:table-cell>
          <table:table-cell table:style-name="Table5.B2" office:value-type="string">
            <text:p text:style-name="P17"><text:span text:style-name="Emphasis"><text:span text:style-name="T1">40.00%</text:span></text:span></text:p>
          </table:table-cell>
        </table:table-row>
        <table:table-row>
          <table:table-cell table:style-name="Table5.A2" office:value-type="string">
            <text:p text:style-name="P8">Pruebas</text:p>
          </table:table-cell>
          <table:table-cell table:style-name="Table5.B2" office:value-type="string">
            <text:p text:style-name="P17"><text:span text:style-name="Emphasis"><text:span text:style-name="T1">15.00%</text:span></text:span></text:p>
          </table:table-cell>
        </table:table-row>
        <table:table-row>
          <table:table-cell table:style-name="Table5.A2" office:value-type="string">
            <text:p text:style-name="P17"><text:span text:style-name="Emphasis"><text:span text:style-name="T1">Sobrecarga(otras actividades)</text:span></text:span></text:p>
          </table:table-cell>
          <table:table-cell table:style-name="Table5.B2" office:value-type="string">
            <text:p text:style-name="P17"><text:span text:style-name="Emphasis"><text:span text:style-name="T1">15.00%</text:span></text:span></text:p>
          </table:table-cell>
        </table:table-row>
      </table:table>
      <text:p text:style-name="P2"><text:line-break/></text:p>
      <text:p text:style-name="P23"><text:span text:style-name="T39">Càlcul del temps de desenvolupament</text:span>:</text:p>
      <text:p text:style-name="P24"><text:span text:style-name="T42">T</text:span><text:span text:style-name="T44">D</text:span><text:span text:style-name="T42">esenvolupament= ETotal / CHTotal CHTotal : Quantitat d'homes</text:span></text:p>
      <text:p text:style-name="P23">T<text:span text:style-name="T40">D</text:span>esenvolupament = <text:span text:style-name="T15">478</text:span> / 3</text:p>
      <text:p text:style-name="P23">T<text:span text:style-name="T40">D</text:span>esenvolupament = <text:span text:style-name="T45">159,33</text:span> hores</text:p>
      <text:p text:style-name="P23"/>
      <text:p text:style-name="P23"><text:span text:style-name="T39">Atès que treballen 4 hores diàries</text:span>:</text:p>
      <text:p text:style-name="P23">T<text:span text:style-name="T40">D</text:span>esenvolupament = T<text:span text:style-name="T40">D</text:span>esenvolupament / 4 hores / dia</text:p>
      <text:p text:style-name="P23">T<text:span text:style-name="T40">D</text:span>esenvolupament = <text:span text:style-name="T45">159,33 </text:span>hores / 4 hores / dia</text:p>
      <text:p text:style-name="P23">T<text:span text:style-name="T40">D</text:span>esenvolupament = <text:span text:style-name="T45">39,8325</text:span> dies aproximadament</text:p>
      <text:p text:style-name="P23"/>
      <text:p text:style-name="P23"><text:span text:style-name="T39">Càlcul del cost</text:span> :</text:p>
      <text:p text:style-name="P23"><text:span text:style-name="T41">C</text:span>ostTotal = ETotal * TH TH : Tarifa horària ( = 50 € hora )</text:p>
      <text:p text:style-name="P24"><text:span text:style-name="T42">C</text:span><text:span text:style-name="T43">ost</text:span><text:span text:style-name="T42">Total = </text:span><text:span text:style-name="T17">478</text:span><text:span text:style-name="T42"> * 50</text:span></text:p>
      <text:p text:style-name="P21">CostTotal = 2<text:span text:style-name="T45">3.900</text:span> 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06:38.334578582</meta:creation-date>
    <dc:date>2017-03-27T21:12:37.314808059</dc:date>
    <meta:editing-duration>PT1H56M24S</meta:editing-duration>
    <meta:editing-cycles>7</meta:editing-cycles>
    <meta:generator>LibreOffice/5.1.4.2$Linux_X86_64 LibreOffice_project/10m0$Build-2</meta:generator>
    <meta:document-statistic meta:table-count="5" meta:image-count="0" meta:object-count="0" meta:page-count="3" meta:paragraph-count="233" meta:word-count="841" meta:character-count="4749" meta:non-whitespace-character-count="4131"/>
  </office:meta>
</office:document-meta>
</file>